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adornments="Negreta" style:font-family-generic="swiss" style:font-pitch="variable" style:name="Arial1" svg:font-family="Arial"/>
    <style:font-face style:font-adornments="Normal"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UrbanBody">
      <style:text-properties officeooo:paragraph-rsid="00149576" officeooo:rsid="00149576"/>
    </style:style>
    <style:style style:family="paragraph" style:name="P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size="10pt" officeooo:rsid="0013f8ff" style:font-size-asian="10pt" style:font-size-complex="10pt"/>
    </style:style>
    <style:style style:family="text" style:name="T6">
      <style:text-properties fo:font-size="10pt" fo:font-style="italic" style:font-size-asian="10pt" style:font-size-complex="10pt" style:font-style-asian="italic" style:font-style-complex="italic"/>
    </style:style>
    <style:style style:family="text" style:name="T7">
      <style:text-properties fo:font-size="10pt" fo:font-style="italic" fo:font-weight="bold" style:font-size-asian="10pt" style:font-size-complex="10pt" style:font-style-asian="italic" style:font-style-complex="italic" style:font-weight-asian="bold" style:font-weight-complex="bold"/>
    </style:style>
    <style:style style:family="text" style:name="T8">
      <style:text-properties fo:font-size="10pt" fo:font-style="italic" fo:font-weight="normal" officeooo:rsid="0013f8ff" style:font-size-asian="10pt" style:font-size-complex="10pt" style:font-style-asian="italic" style:font-style-complex="italic" style:font-weight-asian="normal" style:font-weight-complex="normal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2" draw:z-index="1" svg:width="7.128cm" svg:x="0cm" svg:y="0cm" text:anchor-type="paragraph"><draw:text-box fo:min-height="5.226cm"><text:p text:style-name="P2"><office:annotation><dc:creator>Gauthier Bastien</dc:creator><dc:date>2011-01-13T14:56:41</dc:date><text:p text:style-name="P5"><text:span text:style-name="T11">do text</text:span></text:p><text:p text:style-name="P5"><text:span text:style-name="T11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name="Cadre1" draw:style-name="fr1" draw:z-index="0" svg:height="2.829cm" svg:width="7.631cm" svg:x="7.77cm" svg:y="0.24cm" text:anchor-type="paragraph"><draw:text-box><text:p text:style-name="P3">Administration Communale <text:text-input text:description="Nom commune">tool.getCityName(prefixed=True)</text:text-input></text:p><text:p text:style-name="P3">AdresseLigne1</text:p><text:p text:style-name="P3">AdresseLigne2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éclaration de début de travaux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5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P4"><text:span text:style-name="T4">Cadastré</text:span> : <text:text-input text:description="">licence_view.get_parcels()</text:text-input></text:p>
      <text:p text:style-name="UrbanBody"/>
      <text:p text:style-name="UrbanBody"/>
      <text:p text:style-name="UrbanBody"><text:tab/>Madame, Monsieur,</text:p>
      <text:p text:style-name="UrbanBody"/>
      <text:p text:style-name="UrbanBody"><text:tab/>J’ai l’honneur de vous faire savoir que les travaux définis ci-après commenceront<text:line-break/></text:p>
      <text:p text:style-name="UrbanBody"><text:tab/>à partir du : .......................................................</text:p>
      <text:p text:style-name="UrbanBody"/>
      <text:p text:style-name="UrbanBody"/>
      <text:p text:style-name="UrbanBody"><text:tab/><text:span text:style-name="T5">(</text:span><text:span text:style-name="T6">Envoyer ce document à l’administration communale </text:span><text:span text:style-name="T7">15 jours avant le début des travaux.</text:span><text:span text:style-name="T8">)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adornments="Negreta" style:font-family-generic="swiss" style:font-pitch="variable" style:name="Arial1" svg:font-family="Arial"/>
    <style:font-face style:font-adornments="Normal"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UrbanBody">
      <style:text-properties officeooo:paragraph-rsid="00149576" officeooo:rsid="00149576"/>
    </style:style>
    <style:style style:family="paragraph" style:name="P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size="10pt" officeooo:rsid="0013f8ff" style:font-size-asian="10pt" style:font-size-complex="10pt"/>
    </style:style>
    <style:style style:family="text" style:name="T6">
      <style:text-properties fo:font-size="10pt" fo:font-style="italic" style:font-size-asian="10pt" style:font-size-complex="10pt" style:font-style-asian="italic" style:font-style-complex="italic"/>
    </style:style>
    <style:style style:family="text" style:name="T7">
      <style:text-properties fo:font-size="10pt" fo:font-style="italic" fo:font-weight="bold" style:font-size-asian="10pt" style:font-size-complex="10pt" style:font-style-asian="italic" style:font-style-complex="italic" style:font-weight-asian="bold" style:font-weight-complex="bold"/>
    </style:style>
    <style:style style:family="text" style:name="T8">
      <style:text-properties fo:font-size="10pt" fo:font-style="italic" fo:font-weight="normal" officeooo:rsid="0013f8ff" style:font-size-asian="10pt" style:font-size-complex="10pt" style:font-style-asian="italic" style:font-style-complex="italic" style:font-weight-asian="normal" style:font-weight-complex="normal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2" draw:z-index="1" svg:width="7.128cm" svg:x="0cm" svg:y="0cm" text:anchor-type="paragraph"><draw:text-box fo:min-height="5.226cm"><text:p text:style-name="P2"><office:annotation><dc:creator>Gauthier Bastien</dc:creator><dc:date>2011-01-13T14:56:41</dc:date><text:p text:style-name="P5"><text:span text:style-name="T11">do text</text:span></text:p><text:p text:style-name="P5"><text:span text:style-name="T11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name="Cadre1" draw:style-name="fr1" draw:z-index="0" svg:height="2.829cm" svg:width="7.631cm" svg:x="7.77cm" svg:y="0.24cm" text:anchor-type="paragraph"><draw:text-box><text:p text:style-name="P3">Administration Communale <text:text-input text:description="Nom commune">tool.getCityName(prefixed=True)</text:text-input></text:p><text:p text:style-name="P3">AdresseLigne1</text:p><text:p text:style-name="P3">AdresseLigne2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éclaration de début de travaux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5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P4"><text:span text:style-name="T4">Cadastré</text:span> : <text:text-input text:description="">licence_view.get_parcels()</text:text-input></text:p>
      <text:p text:style-name="UrbanBody"/>
      <text:p text:style-name="UrbanBody"/>
      <text:p text:style-name="UrbanBody"><text:tab/>Madame, Monsieur,</text:p>
      <text:p text:style-name="UrbanBody"/>
      <text:p text:style-name="UrbanBody"><text:tab/>J’ai l’honneur de vous faire savoir que les travaux définis ci-après commenceront<text:line-break/></text:p>
      <text:p text:style-name="UrbanBody"><text:tab/>à partir du : .......................................................</text:p>
      <text:p text:style-name="UrbanBody"/>
      <text:p text:style-name="UrbanBody"/>
      <text:p text:style-name="UrbanBody"><text:tab/><text:span text:style-name="T5">(</text:span><text:span text:style-name="T6">Envoyer ce document à l’administration communale </text:span><text:span text:style-name="T7">15 jours avant le début des travaux.</text:span><text:span text:style-name="T8">)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adornments="Negreta" style:font-family-generic="swiss" style:font-pitch="variable" style:name="Arial1" svg:font-family="Arial"/>
    <style:font-face style:font-adornments="Normal"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UrbanBody">
      <style:text-properties officeooo:paragraph-rsid="00149576" officeooo:rsid="00149576"/>
    </style:style>
    <style:style style:family="paragraph" style:name="P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size="10pt" officeooo:rsid="0013f8ff" style:font-size-asian="10pt" style:font-size-complex="10pt"/>
    </style:style>
    <style:style style:family="text" style:name="T6">
      <style:text-properties fo:font-size="10pt" fo:font-style="italic" style:font-size-asian="10pt" style:font-size-complex="10pt" style:font-style-asian="italic" style:font-style-complex="italic"/>
    </style:style>
    <style:style style:family="text" style:name="T7">
      <style:text-properties fo:font-size="10pt" fo:font-style="italic" fo:font-weight="bold" style:font-size-asian="10pt" style:font-size-complex="10pt" style:font-style-asian="italic" style:font-style-complex="italic" style:font-weight-asian="bold" style:font-weight-complex="bold"/>
    </style:style>
    <style:style style:family="text" style:name="T8">
      <style:text-properties fo:font-size="10pt" fo:font-style="italic" fo:font-weight="normal" officeooo:rsid="0013f8ff" style:font-size-asian="10pt" style:font-size-complex="10pt" style:font-style-asian="italic" style:font-style-complex="italic" style:font-weight-asian="normal" style:font-weight-complex="normal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2" draw:z-index="1" svg:width="7.128cm" svg:x="0cm" svg:y="0cm" text:anchor-type="paragraph"><draw:text-box fo:min-height="5.226cm"><text:p text:style-name="P2"><office:annotation><dc:creator>Gauthier Bastien</dc:creator><dc:date>2011-01-13T14:56:41</dc:date><text:p text:style-name="P5"><text:span text:style-name="T11">do text</text:span></text:p><text:p text:style-name="P5"><text:span text:style-name="T11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name="Cadre1" draw:style-name="fr1" draw:z-index="0" svg:height="2.829cm" svg:width="7.631cm" svg:x="7.77cm" svg:y="0.24cm" text:anchor-type="paragraph"><draw:text-box><text:p text:style-name="P3">Administration Communale <text:text-input text:description="Nom commune">tool.getCityName(prefixed=True)</text:text-input></text:p><text:p text:style-name="P3">AdresseLigne1</text:p><text:p text:style-name="P3">AdresseLigne2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éclaration de début de travaux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5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P4"><text:span text:style-name="T4">Cadastré</text:span> : <text:text-input text:description="">licence_view.get_parcels()</text:text-input></text:p>
      <text:p text:style-name="UrbanBody"/>
      <text:p text:style-name="UrbanBody"/>
      <text:p text:style-name="UrbanBody"><text:tab/>Madame, Monsieur,</text:p>
      <text:p text:style-name="UrbanBody"/>
      <text:p text:style-name="UrbanBody"><text:tab/>J’ai l’honneur de vous faire savoir que les travaux définis ci-après commenceront<text:line-break/></text:p>
      <text:p text:style-name="UrbanBody"><text:tab/>à partir du : .......................................................</text:p>
      <text:p text:style-name="UrbanBody"/>
      <text:p text:style-name="UrbanBody"/>
      <text:p text:style-name="UrbanBody"><text:tab/><text:span text:style-name="T5">(</text:span><text:span text:style-name="T6">Envoyer ce document à l’administration communale </text:span><text:span text:style-name="T7">15 jours avant le début des travaux.</text:span><text:span text:style-name="T8">)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adornments="Negreta" style:font-family-generic="swiss" style:font-pitch="variable" style:name="Arial1" svg:font-family="Arial"/>
    <style:font-face style:font-adornments="Normal"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UrbanBody">
      <style:text-properties officeooo:paragraph-rsid="00149576" officeooo:rsid="00149576"/>
    </style:style>
    <style:style style:family="paragraph" style:name="P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size="10pt" officeooo:rsid="0013f8ff" style:font-size-asian="10pt" style:font-size-complex="10pt"/>
    </style:style>
    <style:style style:family="text" style:name="T6">
      <style:text-properties fo:font-size="10pt" fo:font-style="italic" style:font-size-asian="10pt" style:font-size-complex="10pt" style:font-style-asian="italic" style:font-style-complex="italic"/>
    </style:style>
    <style:style style:family="text" style:name="T7">
      <style:text-properties fo:font-size="10pt" fo:font-style="italic" fo:font-weight="bold" style:font-size-asian="10pt" style:font-size-complex="10pt" style:font-style-asian="italic" style:font-style-complex="italic" style:font-weight-asian="bold" style:font-weight-complex="bold"/>
    </style:style>
    <style:style style:family="text" style:name="T8">
      <style:text-properties fo:font-size="10pt" fo:font-style="italic" fo:font-weight="normal" officeooo:rsid="0013f8ff" style:font-size-asian="10pt" style:font-size-complex="10pt" style:font-style-asian="italic" style:font-style-complex="italic" style:font-weight-asian="normal" style:font-weight-complex="normal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2" draw:z-index="1" svg:width="7.128cm" svg:x="0cm" svg:y="0cm" text:anchor-type="paragraph"><draw:text-box fo:min-height="5.226cm"><text:p text:style-name="P2"><office:annotation><dc:creator>Gauthier Bastien</dc:creator><dc:date>2011-01-13T14:56:41</dc:date><text:p text:style-name="P5"><text:span text:style-name="T11">do text</text:span></text:p><text:p text:style-name="P5"><text:span text:style-name="T11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name="Cadre1" draw:style-name="fr1" draw:z-index="0" svg:height="2.829cm" svg:width="7.631cm" svg:x="7.77cm" svg:y="0.24cm" text:anchor-type="paragraph"><draw:text-box><text:p text:style-name="P3">Administration Communale <text:text-input text:description="Nom commune">tool.getCityName(prefixed=True)</text:text-input></text:p><text:p text:style-name="P3">AdresseLigne1</text:p><text:p text:style-name="P3">AdresseLigne2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éclaration de début de travaux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5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P4"><text:span text:style-name="T4">Cadastré</text:span> : <text:text-input text:description="">licence_view.get_parcels()</text:text-input></text:p>
      <text:p text:style-name="UrbanBody"/>
      <text:p text:style-name="UrbanBody"/>
      <text:p text:style-name="UrbanBody"><text:tab/>Madame, Monsieur,</text:p>
      <text:p text:style-name="UrbanBody"/>
      <text:p text:style-name="UrbanBody"><text:tab/>J’ai l’honneur de vous faire savoir que les travaux définis ci-après commenceront<text:line-break/></text:p>
      <text:p text:style-name="UrbanBody"><text:tab/>à partir du : .......................................................</text:p>
      <text:p text:style-name="UrbanBody"/>
      <text:p text:style-name="UrbanBody"/>
      <text:p text:style-name="UrbanBody"><text:tab/><text:span text:style-name="T5">(</text:span><text:span text:style-name="T6">Envoyer ce document à l’administration communale </text:span><text:span text:style-name="T7">15 jours avant le début des travaux.</text:span><text:span text:style-name="T8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39:14.788970814</dc:date>
    <dc:language>fr-FR</dc:language>
    <meta:editing-cycles>64</meta:editing-cycles>
    <meta:editing-duration>P1DT6H46M33S</meta:editing-duration>
    <meta:document-statistic meta:table-count="0" meta:image-count="0" meta:object-count="0" meta:page-count="1" meta:paragraph-count="15" meta:word-count="75" meta:character-count="629" meta:non-whitespace-character-count="576"/>
    <meta:user-defined meta:name="Info 1"/>
    <meta:user-defined meta:name="Info 2"/>
    <meta:user-defined meta:name="Info 3"/>
    <meta:user-defined meta:name="Info 4"/>
  </office:meta>
</office:document-meta>
</file>